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8752in" style:type="right"/>
          <style:tab-stop style:position="6.9252in" style:type="right"/>
        </style:tab-stops>
      </style:paragraph-properties>
      <style:text-properties officeooo:rsid="000be914" officeooo:paragraph-rsid="000be914"/>
    </style:style>
    <style:style style:name="P2" style:family="paragraph" style:parent-style-name="Standard">
      <style:text-properties officeooo:rsid="000be914" officeooo:paragraph-rsid="000be914"/>
    </style:style>
    <style:style style:name="P3" style:family="paragraph" style:parent-style-name="Standard">
      <style:paragraph-properties fo:text-align="center" style:justify-single-word="false"/>
      <style:text-properties officeooo:rsid="000be914" officeooo:paragraph-rsid="000be914"/>
    </style:style>
    <style:style style:name="P4" style:family="paragraph" style:parent-style-name="Standard">
      <style:text-properties officeooo:rsid="000be914" officeooo:paragraph-rsid="00113a0d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0be914" officeooo:paragraph-rsid="001406f2"/>
    </style:style>
    <style:style style:name="P6" style:family="paragraph" style:parent-style-name="Standard" style:master-page-name="">
      <loext:graphic-properties draw:fill-gradient-name="gradient" draw:fill-hatch-name="hatch"/>
      <style:paragraph-properties fo:margin-left="0.4925in" fo:margin-right="0in" fo:text-indent="0in" style:auto-text-indent="false" style:page-number="auto" fo:keep-with-next="always"/>
      <style:text-properties officeooo:rsid="000be914" officeooo:paragraph-rsid="001406f2"/>
    </style:style>
    <style:style style:name="P7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0be914" officeooo:paragraph-rsid="001406f2"/>
    </style:style>
    <style:style style:name="P8" style:family="paragraph" style:parent-style-name="Standard">
      <style:paragraph-properties fo:margin-left="0.9846in" fo:margin-right="0in" fo:text-indent="0in" style:auto-text-indent="false"/>
      <style:text-properties officeooo:rsid="000be914" officeooo:paragraph-rsid="001406f2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be914" officeooo:paragraph-rsid="000be914" style:font-weight-asian="bold" style:font-weight-complex="bold"/>
    </style:style>
    <style:style style:name="P10" style:family="paragraph" style:parent-style-name="Standard" style:master-page-name="">
      <loext:graphic-properties draw:fill-gradient-name="gradient" draw:fill-hatch-name="hatch"/>
      <style:paragraph-properties fo:margin-left="0.4925in" fo:margin-right="0in" fo:text-indent="0in" style:auto-text-indent="false" style:page-number="auto" fo:keep-with-next="always"/>
      <style:text-properties fo:font-weight="bold" officeooo:rsid="000be914" officeooo:paragraph-rsid="001406f2" style:font-weight-asian="bold" style:font-weight-complex="bold"/>
    </style:style>
    <style:style style:name="P11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0be914" officeooo:paragraph-rsid="001406f2" style:font-weight-asian="bold" style:font-weight-complex="bold"/>
    </style:style>
    <style:style style:name="P12" style:family="paragraph" style:parent-style-name="Standard">
      <style:text-properties officeooo:rsid="000e0304" officeooo:paragraph-rsid="000e0304"/>
    </style:style>
    <style:style style:name="P13" style:family="paragraph" style:parent-style-name="Standard">
      <style:text-properties officeooo:rsid="0012b898" officeooo:paragraph-rsid="0012b898"/>
    </style:style>
    <style:style style:name="P14" style:family="paragraph" style:parent-style-name="Standard">
      <style:text-properties officeooo:rsid="0012b898" officeooo:paragraph-rsid="00156a66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12b898" officeooo:paragraph-rsid="00156a66"/>
    </style:style>
    <style:style style:name="P16" style:family="paragraph" style:parent-style-name="Heading_20_3">
      <style:text-properties officeooo:paragraph-rsid="001933bd"/>
    </style:style>
    <style:style style:name="P17" style:family="paragraph" style:parent-style-name="Heading_20_3">
      <style:text-properties officeooo:paragraph-rsid="001b14e7"/>
    </style:style>
    <style:style style:name="P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20" style:family="paragraph" style:parent-style-name="Heading_20_2">
      <style:text-properties officeooo:rsid="001933bd" officeooo:paragraph-rsid="001933bd"/>
    </style:style>
    <style:style style:name="P21" style:family="paragraph" style:parent-style-name="Standard">
      <style:text-properties officeooo:rsid="0012b898" officeooo:paragraph-rsid="001933bd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12b898" officeooo:paragraph-rsid="001b14e7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rsid="0012b898" officeooo:paragraph-rsid="001b14e7"/>
    </style:style>
    <style:style style:name="P24" style:family="paragraph" style:parent-style-name="Standard">
      <style:text-properties officeooo:rsid="001933bd" officeooo:paragraph-rsid="001933bd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1933bd" officeooo:paragraph-rsid="001933bd"/>
    </style:style>
    <style:style style:name="P26" style:family="paragraph" style:parent-style-name="Standard">
      <style:text-properties officeooo:rsid="001933bd" officeooo:paragraph-rsid="0019f4f2"/>
    </style:style>
    <style:style style:name="P27" style:family="paragraph" style:parent-style-name="Standard">
      <style:text-properties officeooo:rsid="000c73eb" officeooo:paragraph-rsid="001933bd"/>
    </style:style>
    <style:style style:name="P28" style:family="paragraph" style:parent-style-name="Standard">
      <style:text-properties officeooo:rsid="000c73eb" officeooo:paragraph-rsid="001b14e7"/>
    </style:style>
    <style:style style:name="P29" style:family="paragraph" style:parent-style-name="Standard">
      <style:text-properties officeooo:rsid="001406f2" officeooo:paragraph-rsid="001406f2"/>
    </style:style>
    <style:style style:name="P30" style:family="paragraph" style:parent-style-name="Standard">
      <style:text-properties fo:font-weight="bold" officeooo:rsid="0012b898" officeooo:paragraph-rsid="00156a66" style:font-weight-asian="bold" style:font-weight-complex="bold"/>
    </style:style>
    <style:style style:name="P31" style:family="paragraph" style:parent-style-name="Standard">
      <style:text-properties fo:font-weight="bold" officeooo:rsid="0012b898" officeooo:paragraph-rsid="001933bd" style:font-weight-asian="bold" style:font-weight-complex="bold"/>
    </style:style>
    <style:style style:name="P32" style:family="paragraph" style:parent-style-name="Standard">
      <style:text-properties fo:font-weight="bold" officeooo:rsid="0012b898" officeooo:paragraph-rsid="001b14e7" style:font-weight-asian="bold" style:font-weight-complex="bold"/>
    </style:style>
    <style:style style:name="P33" style:family="paragraph" style:parent-style-name="Standard">
      <style:text-properties fo:font-weight="bold" officeooo:rsid="0012b898" officeooo:paragraph-rsid="0012b898" style:font-weight-asian="bold" style:font-weight-complex="bold"/>
    </style:style>
    <style:style style:name="P34" style:family="paragraph" style:parent-style-name="Standard">
      <style:text-properties fo:font-weight="bold" officeooo:rsid="001b14e7" officeooo:paragraph-rsid="001b14e7" style:font-weight-asian="bold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officeooo:rsid="001b14e7" officeooo:paragraph-rsid="001b14e7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1b14e7" officeooo:paragraph-rsid="001b14e7"/>
    </style:style>
    <style:style style:name="P37" style:family="paragraph" style:parent-style-name="Standard">
      <style:text-properties officeooo:rsid="001b14e7" officeooo:paragraph-rsid="001b14e7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1b14e7" officeooo:paragraph-rsid="001b14e7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1b14e7" officeooo:paragraph-rsid="001bdfa2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officeooo:rsid="001bdfa2" officeooo:paragraph-rsid="001bdfa2"/>
    </style:style>
    <style:style style:name="P41" style:family="paragraph" style:parent-style-name="Standard">
      <style:text-properties fo:font-weight="normal" officeooo:rsid="001bdfa2" officeooo:paragraph-rsid="001bdfa2" style:font-weight-asian="normal" style:font-weight-complex="normal"/>
    </style:style>
    <style:style style:name="T1" style:family="text">
      <style:text-properties officeooo:rsid="000c73e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f41c" style:font-style-asian="italic" style:font-style-complex="italic"/>
    </style:style>
    <style:style style:name="T4" style:family="text">
      <style:text-properties fo:font-style="italic" officeooo:rsid="00113a0d" style:font-style-asian="italic" style:font-style-complex="italic"/>
    </style:style>
    <style:style style:name="T5" style:family="text">
      <style:text-properties fo:font-style="italic" officeooo:rsid="001406f2" style:font-style-asian="italic" style:font-style-complex="italic"/>
    </style:style>
    <style:style style:name="T6" style:family="text">
      <style:text-properties fo:font-style="italic" officeooo:rsid="000e0304" style:font-style-asian="italic" style:font-style-complex="italic"/>
    </style:style>
    <style:style style:name="T7" style:family="text">
      <style:text-properties fo:font-style="italic" officeooo:rsid="0017a9c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56a66" style:font-weight-asian="bold" style:font-weight-complex="bold"/>
    </style:style>
    <style:style style:name="T10" style:family="text">
      <style:text-properties officeooo:rsid="000e030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ff41c" style:font-style-asian="normal" style:font-style-complex="normal"/>
    </style:style>
    <style:style style:name="T13" style:family="text">
      <style:text-properties fo:font-style="normal" officeooo:rsid="001406f2" style:font-style-asian="normal" style:font-style-complex="normal"/>
    </style:style>
    <style:style style:name="T14" style:family="text">
      <style:text-properties fo:font-style="normal" officeooo:rsid="001727cc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1727cc" style:font-style-asian="normal" style:font-weight-asian="bold" style:font-style-complex="normal" style:font-weight-complex="bold"/>
    </style:style>
    <style:style style:name="T17" style:family="text">
      <style:text-properties officeooo:rsid="00113a0d"/>
    </style:style>
    <style:style style:name="T18" style:family="text">
      <style:text-properties officeooo:rsid="001406f2"/>
    </style:style>
    <style:style style:name="T19" style:family="text">
      <style:text-properties officeooo:rsid="00156a66"/>
    </style:style>
    <style:style style:name="T20" style:family="text">
      <style:text-properties officeooo:rsid="001727cc"/>
    </style:style>
    <style:style style:name="T21" style:family="text">
      <style:text-properties officeooo:rsid="0017a9cc"/>
    </style:style>
    <style:style style:name="T22" style:family="text">
      <style:text-properties officeooo:rsid="001933bd"/>
    </style:style>
    <style:style style:name="T23" style:family="text">
      <style:text-properties officeooo:rsid="0019f4f2"/>
    </style:style>
    <style:style style:name="T24" style:family="text">
      <style:text-properties officeooo:rsid="001b14e7"/>
    </style:style>
    <style:style style:name="T25" style:family="text">
      <style:text-properties officeooo:rsid="001bdfa2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Z80 Home Brew #3</text:p>
      <text:p text:style-name="P9">Monitor ROM</text:p>
      <text:p text:style-name="P3"><text:date style:data-style-name="N41" text:date-value="2022-12-12T09:03:29.989313129">December 12, 2022</text:date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_Toc1136_1158399634" text:style-name="Index_20_Link" text:visited-style-name="Index_20_Link">Overview<text:tab/>1</text:a></text:p>
          <text:p text:style-name="P18"><text:a xlink:type="simple" xlink:href="#__RefHeading___Toc1575_1158399634" text:style-name="Index_20_Link" text:visited-style-name="Index_20_Link">General Operation<text:tab/>1</text:a></text:p>
          <text:p text:style-name="P18"><text:a xlink:type="simple" xlink:href="#__RefHeading___Toc1565_1158399634" text:style-name="Index_20_Link" text:visited-style-name="Index_20_Link">User Commands<text:tab/>1</text:a></text:p>
          <text:p text:style-name="P19"><text:a xlink:type="simple" xlink:href="#__RefHeading___Toc1138_1158399634" text:style-name="Index_20_Link" text:visited-style-name="Index_20_Link">Implemented Commands<text:tab/>1</text:a></text:p>
          <text:p text:style-name="P19"><text:a xlink:type="simple" xlink:href="#__RefHeading___Toc1156_1158399634" text:style-name="Index_20_Link" text:visited-style-name="Index_20_Link">Unknown Commands<text:tab/>2</text:a></text:p>
          <text:p text:style-name="P18"><text:a xlink:type="simple" xlink:href="#__RefHeading___Toc1214_1158399634" text:style-name="Index_20_Link" text:visited-style-name="Index_20_Link">Host Control Commands<text:tab/>3</text:a></text:p>
        </text:index-body>
      </text:table-of-content>
      <text:p text:style-name="P2"/>
      <text:h text:style-name="Heading_20_2" text:outline-level="2"><text:bookmark-start text:name="__RefHeading___Toc1136_1158399634"/>Overview<text:bookmark-end text:name="__RefHeading___Toc1136_1158399634"/></text:h>
      <text:p text:style-name="P26">The machine consists of a Z80-CPU, <text:span text:style-name="T23">2K EPROM (expandable to 4K), 4K of RAM, two Z80-PIO, one Z80CTC, one Z80-SIO/0, and an HDSP-2111 8-character 5x7 LED dot matrix display. All four PIO channels are wired to a 50-pin FCC connector (P3). Both SIO channels are wired to a DIP14 socket/connector (P4). General-purpose I/O expansion is provided on a pair of DIP14 sockets/connectors (P1, P2). The HDSP-2111 display is wired as an I/O expansion.</text:span></text:p>
      <text:p text:style-name="P26"/>
      <text:p text:style-name="P26">The original EPROM for this machine was damaged, and all odd pages (256-byte chunks) are missing <text:span text:style-name="T23">(A8 shorted to GND)</text:span>. Half the monitor code is missing, but some things can be reconstructed or restored based how <text:span text:style-name="T23">the </text:span>existing code interacts.</text:p>
      <text:h text:style-name="Heading_20_2" text:outline-level="2"><text:bookmark-start text:name="__RefHeading___Toc1575_1158399634"/>General Operation<text:bookmark-end text:name="__RefHeading___Toc1575_1158399634"/></text:h>
      <text:p text:style-name="P12">The monitor may be entered from a running program by pressing the NMI button or by executing a RST 1 instruction (0xCF) in the program. In the case of RST 1, the saved PC will point to the RST 1 instruction (not the next instruction). In both cases, the saved PC is printed after a ‘&gt;’ character before entering the monitor loop.</text:p>
      <text:p text:style-name="P12"/>
      <text:p text:style-name="P29">Pressing NMI while running the monitor is similar to RESET.</text:p>
      <text:h text:style-name="P20" text:outline-level="2"><text:bookmark-start text:name="__RefHeading___Toc1565_1158399634"/>User Commands<text:bookmark-end text:name="__RefHeading___Toc1565_1158399634"/></text:h>
      <text:p text:style-name="P27"><text:span text:style-name="T12">In the following, </text:span><text:span text:style-name="T3">a</text:span><text:span text:style-name="T2">ddr</text:span> <text:span text:style-name="T17">and </text:span><text:span text:style-name="T4">byte</text:span><text:span text:style-name="T17"> are</text:span> entered in hexadecimal. <text:span text:style-name="T8">[ ]</text:span> means the parameter is optional. CR means the carriage return key. <text:span text:style-name="T22">LF means the line feed key.</text:span></text:p>
      <text:h text:style-name="P16" text:outline-level="3"><text:bookmark-start text:name="__RefHeading___Toc1138_1158399634"/><text:span text:style-name="T1">Implemented </text:span>Commands<text:bookmark-end text:name="__RefHeading___Toc1138_1158399634"/></text:h>
      <text:p text:style-name="P24">The following commands either have code that defines the operation, or can be reasonably determined based on space available and logical deduction.</text:p>
      <text:p text:style-name="P24"/>
      <text:p text:style-name="P7">[<text:span text:style-name="T2">addr</text:span>]CR</text:p>
      <text:p text:style-name="P5">print the byte stored at <text:span text:style-name="T2">addr</text:span><text:span text:style-name="T11">, </text:span><text:span text:style-name="T13">advance </text:span><text:span text:style-name="T2">addr</text:span><text:span text:style-name="T11"> </text:span><text:span text:style-name="T13">by 1.</text:span></text:p>
      <text:p text:style-name="P4"/>
      <text:p text:style-name="P7"><text:soft-page-break/>[<text:span text:style-name="T2">addr</text:span>]<text:span text:style-name="T8">/</text:span></text:p>
      <text:p text:style-name="P5">print the word stored at <text:span text:style-name="T2">addr</text:span>, <text:span text:style-name="T18">advance </text:span><text:span text:style-name="T2">addr</text:span> <text:span text:style-name="T18">by 2. </text:span><text:span text:style-name="T19">Also used after </text:span><text:span text:style-name="T9">T</text:span><text:span text:style-name="T19"> or </text:span><text:span text:style-name="T9">R</text:span><text:span text:style-name="T19"> commands to view subsequent values/</text:span></text:p>
      <text:p text:style-name="P4"/>
      <text:p text:style-name="P7">[<text:span text:style-name="T2">addr</text:span>]<text:span text:style-name="T15">I</text:span></text:p>
      <text:p text:style-name="P5">Input bytes starting at <text:span text:style-name="T2">addr</text:span>. <text:span text:style-name="T18">Prints address and current contents and waits for input. Commands are:</text:span></text:p>
      <text:p text:style-name="P6">[<text:span text:style-name="T2">byte</text:span>]CR</text:p>
      <text:p text:style-name="P8">store <text:span text:style-name="T2">byte</text:span> <text:span text:style-name="T19">(if entered) </text:span><text:span text:style-name="T18">in </text:span><text:span text:style-name="T5">addr</text:span><text:span text:style-name="T18">, </text:span><text:span text:style-name="T21">increment</text:span><text:span text:style-name="T18"> </text:span><text:span text:style-name="T6">addr</text:span><text:span text:style-name="T10"> </text:span><text:span text:style-name="T18">by</text:span><text:span text:style-name="T10"> 1. </text:span></text:p>
      <text:p text:style-name="P10">-</text:p>
      <text:p text:style-name="P8"><text:span text:style-name="T18">decrement</text:span> <text:span text:style-name="T6">addr</text:span><text:span text:style-name="T10"> </text:span><text:span text:style-name="T18">by 1.</text:span></text:p>
      <text:p text:style-name="P10">.</text:p>
      <text:p text:style-name="P8"><text:span text:style-name="T19">return</text:span> to monitor</text:p>
      <text:p text:style-name="P4"/>
      <text:p text:style-name="P7">[<text:span text:style-name="T2">addr</text:span>]<text:span text:style-name="T8">G</text:span></text:p>
      <text:p text:style-name="P5">Go (start execution) at <text:span text:style-name="T2">addr</text:span> or saved PC</text:p>
      <text:p text:style-name="P2"/>
      <text:p text:style-name="P11">P</text:p>
      <text:p text:style-name="P5">start execution at PC+1 (for <text:span text:style-name="T20">continuing after </text:span>RST 1 traps).</text:p>
      <text:p text:style-name="P2"/>
      <text:p text:style-name="P11">T</text:p>
      <text:p text:style-name="P5">print word at <text:span text:style-name="T18">saved </text:span>SP <text:span text:style-name="T20">(top of stack)</text:span>, <text:span text:style-name="T21">increment</text:span><text:span text:style-name="T18"> </text:span><text:span text:style-name="T2">addr</text:span><text:span text:style-name="T11"> </text:span><text:span text:style-name="T13">by 2. </text:span><text:span text:style-name="T14">The top of stack will not include the PC that was pushed as part of the NMI or RST 1. The rest of the stack may be viewed by using </text:span><text:span text:style-name="T16">/</text:span><text:span text:style-name="T14"> commands.</text:span></text:p>
      <text:p text:style-name="P2"/>
      <text:p text:style-name="P7"><text:span text:style-name="T8">R</text:span><text:span text:style-name="T2">reg</text:span><text:span text:style-name="T8">/</text:span></text:p>
      <text:p text:style-name="P5">print <text:span text:style-name="T19">contents of</text:span> saved register pair. <text:span text:style-name="T2">reg</text:span> <text:span text:style-name="T19">is one of</text:span>: A,B,D,H,A',B',D',H',X,Y,S,P. <text:span text:style-name="T21">Increment </text:span><text:span text:style-name="T7">addr</text:span><text:span text:style-name="T21"> by 2, effectively selecting the next register pair.</text:span></text:p>
      <text:p text:style-name="P32">H</text:p>
      <text:p text:style-name="P22">Host control mode? <text:span text:style-name="T24">Appears to accept commands from SIO channel B, as if connected to a remote computer. Remote commands are echoed to console (channel A), unclear what other interaction there is.</text:span></text:p>
      <text:p text:style-name="P23"/>
      <text:p text:style-name="P35">TBD</text:p>
      <text:p text:style-name="P36">Terminal mode? Unclear how to enter this mode. The code passes characters both directions between SIO channels A and B. In addition, there is a mode where the stream coming from channel B may contain Intel HEX format data, which is presumably loaded into memory. The console (channel A) user may press Ctrl-] to cause a BREAK condition to be sent to channel B, presumably to disconnect from the host. At least one other key command seems to exist, possibly to exit this mode.</text:p>
      <text:h text:style-name="P17" text:outline-level="3"><text:bookmark-start text:name="__RefHeading___Toc1156_1158399634"/>Unknown Commands<text:bookmark-end text:name="__RefHeading___Toc1156_1158399634"/></text:h>
      <text:p text:style-name="P24">The following commands do not have code or else interact with hardware <text:span text:style-name="T23">who’s details</text:span> <text:span text:style-name="T23">are</text:span> not known.</text:p>
      <text:p text:style-name="P24"/>
      <text:p text:style-name="P21"><text:span text:style-name="T22">LF</text:span></text:p>
      <text:p text:style-name="P25">(unknown)</text:p>
      <text:p text:style-name="P24"/>
      <text:p text:style-name="P31"><text:soft-page-break/>^</text:p>
      <text:p text:style-name="P15">“up”?</text:p>
      <text:p text:style-name="P13"/>
      <text:p text:style-name="P30">V</text:p>
      <text:p text:style-name="P15">“down”?</text:p>
      <text:p text:style-name="P14"/>
      <text:h text:style-name="Heading_20_2" text:outline-level="2"><text:bookmark-start text:name="__RefHeading___Toc1214_1158399634"/>Host Control Commands<text:bookmark-end text:name="__RefHeading___Toc1214_1158399634"/></text:h>
      <text:p text:style-name="P41">Host control commands may be prefixed with an octal number. Unclear how data is sent back to host (in octal?).</text:p>
      <text:p text:style-name="P41"/>
      <text:p text:style-name="P33">.</text:p>
      <text:p text:style-name="P36">(unknown)</text:p>
      <text:p text:style-name="P34">,</text:p>
      <text:p text:style-name="P36">(unknown)</text:p>
      <text:p text:style-name="P34">\</text:p>
      <text:p text:style-name="P36">(unknown)</text:p>
      <text:p text:style-name="P37">LF</text:p>
      <text:p text:style-name="P36">(unknown)</text:p>
      <text:p text:style-name="P37">CR</text:p>
      <text:p text:style-name="P36">(unknown)</text:p>
      <text:p text:style-name="P34">S</text:p>
      <text:p text:style-name="P36">(unknown)</text:p>
      <text:p text:style-name="P34">R</text:p>
      <text:p text:style-name="P36">(unknown)</text:p>
      <text:p text:style-name="P34">X</text:p>
      <text:p text:style-name="P40">Exit Host mode, return to monitor</text:p>
      <text:p text:style-name="P34">M</text:p>
      <text:p text:style-name="P40">(unknown interaction with PIO-connected device)</text:p>
      <text:p text:style-name="P34">/</text:p>
      <text:p text:style-name="P36">(unknown)</text:p>
      <text:p text:style-name="P34">^</text:p>
      <text:p text:style-name="P36">(unknown)</text:p>
      <text:p text:style-name="P34">&lt;</text:p>
      <text:p text:style-name="P36">(unknown)</text:p>
      <text:p text:style-name="P34">&gt;</text:p>
      <text:p text:style-name="P36">(unknown)</text:p>
      <text:p text:style-name="P34">G</text:p>
      <text:p text:style-name="P40">Get 2K bytes from PIO-connected device. Read pairs of 4-bits from PIO2A.</text:p>
      <text:p text:style-name="P34">P</text:p>
      <text:p text:style-name="P40">Put 2K bytes to PIO-connected device. Writes pairs of 4-bits to PIO2B.</text:p>
      <text:p text:style-name="P37">TBD</text:p>
      <text:p text:style-name="P36">(unknown) <text:span text:style-name="T25">space for 2 more commands exits.</text:span></text:p>
      <text:p text:style-name="P37">TBD</text:p>
      <text:p text:style-name="P39">(unknown) <text:span text:style-name="T25">space for 2 more commands exits.</text:span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8752in" style:type="right"/>
          <style:tab-stop style:position="6.9252in" style:type="right"/>
        </style:tab-stops>
      </style:paragraph-properties>
      <style:text-properties officeooo:rsid="000be914" officeooo:paragraph-rsid="000be9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Z80 home Brew #3 – Monitor ROM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9:18:20.315368397</meta:creation-date>
    <dc:date>2022-12-12T09:03:29.812264543</dc:date>
    <meta:editing-duration>PT1H3M46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3" meta:paragraph-count="89" meta:word-count="680" meta:character-count="3846" meta:non-whitespace-character-count="3253"/>
  </office:meta>
</office:document-meta>
</file>